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0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2">
      <style:table-cell-properties fo:background-color="transparent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tid</text:p>
          </table:table-cell>
          <table:table-cell office:value-type="string">
            <text:p>unvn</text:p>
          </table:table-cell>
          <table:table-cell office:value-type="string">
            <text:p>unvp</text:p>
          </table:table-cell>
          <table:table-cell office:value-type="string">
            <text:p>upvn</text:p>
          </table:table-cell>
          <table:table-cell office:value-type="string">
            <text:p>upvp</text:p>
          </table:table-cell>
          <table:table-cell office:value-type="string">
            <text:p>unv</text:p>
          </table:table-cell>
          <table:table-cell office:value-type="string">
            <text:p>upv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1w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422.377603733">
            <text:p>422.38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64.1936343943">
            <text:p>64.19</text:p>
          </table:table-cell>
          <table:table-cell table:style-name="ce4" table:formula="of:=[.C2]+[.D2]" office:value-type="float" office:value="422.377603733">
            <text:p>422.38</text:p>
          </table:table-cell>
          <table:table-cell table:style-name="ce4" table:formula="of:=[.E2]+[.F2]" office:value-type="float" office:value="64.1936343943">
            <text:p>64.19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1m</text:p>
          </table:table-cell>
          <table:table-cell table:style-name="ce2" office:value-type="float" office:value="428.006498917">
            <text:p>428.01</text:p>
          </table:table-cell>
          <table:table-cell table:style-name="ce3" office:value-type="float" office:value="170.56773871">
            <text:p>170.57</text:p>
          </table:table-cell>
          <table:table-cell table:style-name="ce3" office:value-type="float" office:value="168.13697717">
            <text:p>168.14</text:p>
          </table:table-cell>
          <table:table-cell table:style-name="ce3" office:value-type="float" office:value="38.6120646559">
            <text:p>38.61</text:p>
          </table:table-cell>
          <table:table-cell table:style-name="ce4" table:formula="of:=[.C3]+[.D3]" office:value-type="float" office:value="598.574237627">
            <text:p>598.57</text:p>
          </table:table-cell>
          <table:table-cell table:style-name="ce4" table:formula="of:=[.E3]+[.F3]" office:value-type="float" office:value="206.7490418259">
            <text:p>206.75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2w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362.982836194">
            <text:p>362.98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69.8055324113">
            <text:p>69.81</text:p>
          </table:table-cell>
          <table:table-cell table:style-name="ce4" table:formula="of:=[.C4]+[.D4]" office:value-type="float" office:value="362.982836194">
            <text:p>362.98</text:p>
          </table:table-cell>
          <table:table-cell table:style-name="ce4" table:formula="of:=[.E4]+[.F4]" office:value-type="float" office:value="69.8055324113">
            <text:p>69.81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2m</text:p>
          </table:table-cell>
          <table:table-cell table:style-name="ce2" office:value-type="float" office:value="350.004832528">
            <text:p>350.00</text:p>
          </table:table-cell>
          <table:table-cell table:style-name="ce3" office:value-type="float" office:value="147.707382103">
            <text:p>147.71</text:p>
          </table:table-cell>
          <table:table-cell table:style-name="ce3" office:value-type="float" office:value="203.105149142">
            <text:p>203.11</text:p>
          </table:table-cell>
          <table:table-cell table:style-name="ce3" office:value-type="float" office:value="44.7118813531">
            <text:p>44.71</text:p>
          </table:table-cell>
          <table:table-cell table:style-name="ce4" table:formula="of:=[.C5]+[.D5]" office:value-type="float" office:value="497.712214631">
            <text:p>497.71</text:p>
          </table:table-cell>
          <table:table-cell table:style-name="ce4" table:formula="of:=[.E5]+[.F5]" office:value-type="float" office:value="247.8170304951">
            <text:p>247.82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3w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486.083152808">
            <text:p>486.08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61.5540743209">
            <text:p>61.55</text:p>
          </table:table-cell>
          <table:table-cell table:style-name="ce4" table:formula="of:=[.C6]+[.D6]" office:value-type="float" office:value="486.083152808">
            <text:p>486.08</text:p>
          </table:table-cell>
          <table:table-cell table:style-name="ce4" table:formula="of:=[.E6]+[.F6]" office:value-type="float" office:value="61.5540743209">
            <text:p>61.55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3m</text:p>
          </table:table-cell>
          <table:table-cell table:style-name="ce2" office:value-type="float" office:value="487.900016664">
            <text:p>487.90</text:p>
          </table:table-cell>
          <table:table-cell table:style-name="ce3" office:value-type="float" office:value="190.86602233">
            <text:p>190.87</text:p>
          </table:table-cell>
          <table:table-cell table:style-name="ce3" office:value-type="float" office:value="155.249291785">
            <text:p>155.25</text:p>
          </table:table-cell>
          <table:table-cell table:style-name="ce3" office:value-type="float" office:value="35.2982836194">
            <text:p>35.30</text:p>
          </table:table-cell>
          <table:table-cell table:style-name="ce4" table:formula="of:=[.C7]+[.D7]" office:value-type="float" office:value="678.766038994">
            <text:p>678.77</text:p>
          </table:table-cell>
          <table:table-cell table:style-name="ce4" table:formula="of:=[.E7]+[.F7]" office:value-type="float" office:value="190.5475754044">
            <text:p>190.55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4w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365.494584236">
            <text:p>365.49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69.8510248292">
            <text:p>69.85</text:p>
          </table:table-cell>
          <table:table-cell table:style-name="ce4" table:formula="of:=[.C8]+[.D8]" office:value-type="float" office:value="365.494584236">
            <text:p>365.49</text:p>
          </table:table-cell>
          <table:table-cell table:style-name="ce4" table:formula="of:=[.E8]+[.F8]" office:value-type="float" office:value="69.8510248292">
            <text:p>69.85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4m</text:p>
          </table:table-cell>
          <table:table-cell table:style-name="ce2" office:value-type="float" office:value="347.27712048">
            <text:p>347.28</text:p>
          </table:table-cell>
          <table:table-cell table:style-name="ce3" office:value-type="float" office:value="145.630394934">
            <text:p>145.63</text:p>
          </table:table-cell>
          <table:table-cell table:style-name="ce3" office:value-type="float" office:value="194.994834194">
            <text:p>194.99</text:p>
          </table:table-cell>
          <table:table-cell table:style-name="ce3" office:value-type="float" office:value="45.8850191635">
            <text:p>45.89</text:p>
          </table:table-cell>
          <table:table-cell table:style-name="ce4" table:formula="of:=[.C9]+[.D9]" office:value-type="float" office:value="492.907515414">
            <text:p>492.91</text:p>
          </table:table-cell>
          <table:table-cell table:style-name="ce4" table:formula="of:=[.E9]+[.F9]" office:value-type="float" office:value="240.8798533575">
            <text:p>240.88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5w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287.021996334">
            <text:p>287.02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69.8548575237">
            <text:p>69.85</text:p>
          </table:table-cell>
          <table:table-cell table:style-name="ce4" table:formula="of:=[.C10]+[.D10]" office:value-type="float" office:value="287.021996334">
            <text:p>287.02</text:p>
          </table:table-cell>
          <table:table-cell table:style-name="ce4" table:formula="of:=[.E10]+[.F10]" office:value-type="float" office:value="69.8548575237">
            <text:p>69.85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5m</text:p>
          </table:table-cell>
          <table:table-cell table:style-name="ce2" office:value-type="float" office:value="290.903849358">
            <text:p>290.90</text:p>
          </table:table-cell>
          <table:table-cell table:style-name="ce3" office:value-type="float" office:value="135.226795534">
            <text:p>135.23</text:p>
          </table:table-cell>
          <table:table-cell table:style-name="ce3" office:value-type="float" office:value="242.042659557">
            <text:p>242.04</text:p>
          </table:table-cell>
          <table:table-cell table:style-name="ce3" office:value-type="float" office:value="44.2709548409">
            <text:p>44.27</text:p>
          </table:table-cell>
          <table:table-cell table:style-name="ce4" table:formula="of:=[.C11]+[.D11]" office:value-type="float" office:value="426.130644892">
            <text:p>426.13</text:p>
          </table:table-cell>
          <table:table-cell table:style-name="ce4" table:formula="of:=[.E11]+[.F11]" office:value-type="float" office:value="286.3136143979">
            <text:p>286.31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6w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381.105649058">
            <text:p>381.1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72.0473254458">
            <text:p>72.05</text:p>
          </table:table-cell>
          <table:table-cell table:style-name="ce4" table:formula="of:=[.C12]+[.D12]" office:value-type="float" office:value="381.105649058">
            <text:p>381.11</text:p>
          </table:table-cell>
          <table:table-cell table:style-name="ce4" table:formula="of:=[.E12]+[.F12]" office:value-type="float" office:value="72.0473254458">
            <text:p>72.05</text:p>
          </table:table-cell>
          <table:table-cell table:number-columns-repeated="8"/>
        </table:table-row>
        <table:table-row table:style-name="ro1">
          <table:table-cell office:value-type="string">
            <text:p>$</text:p>
          </table:table-cell>
          <table:table-cell office:value-type="string">
            <text:p>sq6m</text:p>
          </table:table-cell>
          <table:table-cell table:style-name="ce2" office:value-type="float" office:value="367.896350608">
            <text:p>367.90</text:p>
          </table:table-cell>
          <table:table-cell table:style-name="ce3" office:value-type="float" office:value="151.468088652">
            <text:p>151.47</text:p>
          </table:table-cell>
          <table:table-cell table:style-name="ce3" office:value-type="float" office:value="196.495584069">
            <text:p>196.50</text:p>
          </table:table-cell>
          <table:table-cell table:style-name="ce3" office:value-type="float" office:value="44.9743376104">
            <text:p>44.97</text:p>
          </table:table-cell>
          <table:table-cell table:style-name="ce4" table:formula="of:=[.C13]+[.D13]" office:value-type="float" office:value="519.36443926">
            <text:p>519.36</text:p>
          </table:table-cell>
          <table:table-cell table:style-name="ce4" table:formula="of:=[.E13]+[.F13]" office:value-type="float" office:value="241.4699216794">
            <text:p>241.47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>
            <text:p>sq1m300_upvn.xv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>
            <text:p>sq2m300_upvn.xvg</text:p>
          </table:table-cell>
          <table:table-cell table:number-columns-repeated="9"/>
        </table:table-row>
        <table:table-row table:style-name="ro1">
          <table:table-cell office:value-type="string">
            <text:p>./r_unvn/sq3m300_unvn.xvg</text:p>
          </table:table-cell>
          <table:table-cell table:number-columns-repeated="5"/>
          <table:table-cell office:value-type="string">
            <text:p>sq3m300_upvn.xvg</text:p>
          </table:table-cell>
          <table:table-cell table:number-columns-repeated="9"/>
        </table:table-row>
        <table:table-row table:style-name="ro1">
          <table:table-cell office:value-type="string">
            <text:p>./r_unvn/sq2m300_unvn.xvg</text:p>
          </table:table-cell>
          <table:table-cell table:number-columns-repeated="5"/>
          <table:table-cell office:value-type="string">
            <text:p>sq4m300_upvn.xvg</text:p>
          </table:table-cell>
          <table:table-cell table:number-columns-repeated="9"/>
        </table:table-row>
        <table:table-row table:style-name="ro1">
          <table:table-cell office:value-type="string">
            <text:p>./r_unvn/sq4m300_unvn.xvg</text:p>
          </table:table-cell>
          <table:table-cell table:number-columns-repeated="5"/>
          <table:table-cell office:value-type="string">
            <text:p>sq5m300_upvn.xvg</text:p>
          </table:table-cell>
          <table:table-cell table:number-columns-repeated="9"/>
        </table:table-row>
        <table:table-row table:style-name="ro1">
          <table:table-cell office:value-type="string">
            <text:p>./r_unvn/sq5m300_unvn.xvg</text:p>
          </table:table-cell>
          <table:table-cell table:number-columns-repeated="5"/>
          <table:table-cell office:value-type="string">
            <text:p>sq6m300_upvn.xvg</text:p>
          </table:table-cell>
          <table:table-cell table:number-columns-repeated="9"/>
        </table:table-row>
        <table:table-row table:style-name="ro1">
          <table:table-cell office:value-type="string">
            <text:p>./r_unvn/sq6m300_unvn.xvg</text:p>
          </table:table-cell>
          <table:table-cell table:number-columns-repeated="15"/>
        </table:table-row>
        <table:table-row table:style-name="ro1">
          <table:table-cell office:value-type="string">
            <text:p>./r_unvn/sq1m300_unvn.xvg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3"/>
        </table:table-row>
        <table:table-row table:style-name="ro1">
          <table:table-cell office:value-type="string">
            <text:p>./r_unvp/sq6m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5w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2m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4w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4m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5m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3w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6w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3m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1w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1m300_unvp.xvg</text:p>
          </table:table-cell>
          <table:table-cell table:number-columns-repeated="15"/>
        </table:table-row>
        <table:table-row table:style-name="ro1">
          <table:table-cell office:value-type="string">
            <text:p>./r_unvp/sq2w300_unvp.xvg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11/07/2012</text:date>, <text:time>15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7T15:49:06</dc:date>
    <dc:creator>Zhuyi Xue</dc:creator>
    <meta:document-statistic meta:table-count="1" meta:cell-count="127" meta:object-count="0"/>
    <meta:generator>OpenOffice.org/3.2$Linux OpenOffice.org_project/320m19$Build-9505</meta:generator>
  </office:meta>
</office:document-meta>
</file>